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break-before="page"/>
      <style:text-properties fo:font-style="italic" style:font-style-asian="italic"/>
    </style:style>
    <style:style style:name="TableColumn5" style:family="table-column">
      <style:table-column-properties style:column-width="5.659in" style:use-optimal-column-width="false"/>
    </style:style>
    <style:style style:name="TableColumn6" style:family="table-column">
      <style:table-column-properties style:column-width="0.8361in" style:use-optimal-column-width="false"/>
    </style:style>
    <style:style style:name="TableColumn7" style:family="table-column">
      <style:table-column-properties style:column-width="0.7986in" style:use-optimal-column-width="false"/>
    </style:style>
    <style:style style:name="TableColumn8" style:family="table-column">
      <style:table-column-properties style:column-width="0.6409in" style:use-optimal-column-width="false"/>
    </style:style>
    <style:style style:name="TableColumn9" style:family="table-column">
      <style:table-column-properties style:column-width="0.7986in" style:use-optimal-column-width="false"/>
    </style:style>
    <style:style style:name="TableColumn10" style:family="table-column">
      <style:table-column-properties style:column-width="0.8236in" style:use-optimal-column-width="false"/>
    </style:style>
    <style:style style:name="Table4" style:family="table">
      <style:table-properties style:width="9.5569in" fo:margin-left="-0.078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" style:parent-style-name="Standard" style:family="paragraph">
      <style:text-properties fo:font-weight="bold" style:font-weight-asian="bold"/>
    </style:style>
    <style:style style:name="TableCell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Cell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fo:font-weight="bold" style:font-weight-asian="bold"/>
    </style:style>
    <style:style style:name="P19" style:parent-style-name="Standard" style:family="paragraph">
      <style:paragraph-properties fo:text-align="center"/>
      <style:text-properties fo:font-weight="bold" style:font-weight-asian="bold"/>
    </style:style>
    <style:style style:name="TableCell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  <style:text-properties fo:font-weight="bold" style:font-weight-asian="bold"/>
    </style:style>
    <style:style style:name="P22" style:parent-style-name="Standard" style:family="paragraph">
      <style:paragraph-properties fo:text-align="center"/>
      <style:text-properties fo:font-weight="bold" style:font-weight-asian="bold"/>
    </style:style>
    <style:style style:name="P23" style:parent-style-name="Standard" style:family="paragraph">
      <style:paragraph-properties fo:text-align="center"/>
      <style:text-properties fo:font-weight="bold" style:font-weight-asian="bold"/>
    </style:style>
    <style:style style:name="P24" style:parent-style-name="Standard" style:family="paragraph">
      <style:paragraph-properties fo:text-align="center"/>
      <style:text-properties fo:font-weight="bold" style:font-weight-asian="bold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fo:font-weight="bold" style:font-weight-asian="bold"/>
    </style:style>
    <style:style style:name="P27" style:parent-style-name="Standard" style:family="paragraph">
      <style:paragraph-properties fo:text-align="center"/>
      <style:text-properties fo:font-weight="bold" style:font-weight-asian="bold"/>
    </style:style>
    <style:style style:name="TableCell2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fo:font-weight="bold" style:font-weight-asian="bold"/>
    </style:style>
    <style:style style:name="P30" style:parent-style-name="Standard" style:family="paragraph">
      <style:paragraph-properties fo:text-align="center"/>
      <style:text-properties fo:font-weight="bold" style:font-weight-asian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none" fo:border-right="none" style:writing-mode="lr-tb" fo:padding-top="0.05in" fo:padding-left="0.0798in" fo:padding-bottom="0.05in" fo:padding-right="0.0798in"/>
    </style:style>
    <style:style style:name="P33" style:parent-style-name="Standard" style:family="paragraph">
      <style:paragraph-properties style:snap-to-layout-grid="false"/>
      <style:text-properties fo:font-weight="bold" style:font-weight-asian="bold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fo:font-weight="bold" style:font-weight-asian="bold" fo:font-style="italic" style:font-style-asian="italic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fo:font-weight="bold" style:font-weight-asian="bold" fo:font-style="italic" style:font-style-asian="italic"/>
    </style:style>
    <style:style style:name="TableCell3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fo:font-style="italic" style:font-style-asian="italic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none" fo:border-right="none" style:writing-mode="lr-tb" fo:padding-top="0.05in" fo:padding-left="0.0798in" fo:padding-bottom="0.05in" fo:padding-right="0.0798in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Cell4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none" fo:border-right="none" style:writing-mode="lr-tb" fo:padding-top="0.05in" fo:padding-left="0.0798in" fo:padding-bottom="0.05in" fo:padding-right="0.0798in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ableCell5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none" fo:border-right="none" style:writing-mode="lr-tb" fo:padding-top="0.05in" fo:padding-left="0.0798in" fo:padding-bottom="0.05in" fo:padding-right="0.0798in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000000" fo:border-bottom="none" fo:border-right="none" style:writing-mode="lr-tb" fo:padding-top="0.05in" fo:padding-left="0.0798in" fo:padding-bottom="0.05in" fo:padding-right="0.0798in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69in solid #000000" fo:border-bottom="none" fo:border-right="none" style:writing-mode="lr-tb" fo:padding-top="0.05in" fo:padding-left="0.0798in" fo:padding-bottom="0.05in" fo:padding-right="0.0798in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none" fo:border-right="none" style:writing-mode="lr-tb" fo:padding-top="0.05in" fo:padding-left="0.0798in" fo:padding-bottom="0.05in" fo:padding-right="0.0798in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/>
    </style:style>
    <style:style style:name="TableCell8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000000" fo:border-bottom="none" fo:border-right="none" style:writing-mode="lr-tb" fo:padding-top="0.05in" fo:padding-left="0.0798in" fo:padding-bottom="0.05in" fo:padding-right="0.0798in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fo:background-color="#D9D9D9" style:writing-mode="lr-tb" fo:padding-top="0.05in" fo:padding-left="0.0798in" fo:padding-bottom="0.05in" fo:padding-right="0.0798in"/>
    </style:style>
    <style:style style:name="P98" style:parent-style-name="Standard" style:family="paragraph">
      <style:paragraph-properties fo:text-align="end" fo:line-height="150%"/>
    </style:style>
    <style:style style:name="T99" style:parent-style-name="DefaultParagraphFont" style:family="text">
      <style:text-properties fo:font-weight="bold" style:font-weight-asian="bold"/>
    </style:style>
    <style:style style:name="T100" style:parent-style-name="DefaultParagraphFont" style:family="text">
      <style:text-properties fo:font-weight="bold" style:font-weight-asian="bold"/>
    </style:style>
    <style:style style:name="TableCell101" style:family="table-cell">
      <style:table-cell-properties fo:border-top="none" fo:border-left="none" fo:border-bottom="0.0069in solid #000000" fo:border-right="none" fo:background-color="#D9D9D9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  <style:text-properties fo:font-weight="bold" style:font-weight-asian="bold"/>
    </style:style>
    <style:style style:name="TableCell103" style:family="table-cell">
      <style:table-cell-properties fo:border-top="none" fo:border-left="none" fo:border-bottom="0.0069in solid #000000" fo:border-right="none" fo:background-color="#D9D9D9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fo:font-weight="bold" style:font-weight-asian="bold"/>
    </style:style>
    <style:style style:name="TableCell105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fo:font-weight="bold" style:font-weight-asian="bold"/>
    </style:style>
  </office:automatic-styles>
  <office:body>
    <office:text text:use-soft-page-breaks="true">
      <text:p text:style-name="P1"/>
      <text:p text:style-name="Standard"/>
      <text:p text:style-name="Standard">Your Name ________________________</text:p>
      <text:p text:style-name="Standard"/>
      <text:p text:style-name="Standard">County _____________________________</text:p>
      <text:p text:style-name="Standard"/>
      <text:p text:style-name="Standard">Year of Study ______________________</text:p>
      <text:p text:style-name="Standard"/>
      <text:p text:style-name="Standard">Today’s Date _____________________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"><text:tab/><text:tab/><text:tab/><text:tab/><text:tab/><text:tab/><text:tab/><text:tab/><text:tab/><text:tab/><text:tab/><text:tab/><text:tab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In relation to<text:s/>firewalls and in specifically Linux's iptables answer the statements below.</text:p>
          </table:table-cell>
          <table:table-cell table:style-name="TableCell14">
            <text:p text:style-name="P15">I definitely can’t</text:p>
            <text:p text:style-name="P16">1</text:p>
          </table:table-cell>
          <table:table-cell table:style-name="TableCell17">
            <text:p text:style-name="P18">I probably can’t</text:p>
            <text:p text:style-name="P19">2</text:p>
          </table:table-cell>
          <table:table-cell table:style-name="TableCell20">
            <text:p text:style-name="P21"/>
            <text:p text:style-name="P22">Maybe</text:p>
            <text:p text:style-name="P23"/>
            <text:p text:style-name="P24">3</text:p>
          </table:table-cell>
          <table:table-cell table:style-name="TableCell25">
            <text:p text:style-name="P26">I probably can</text:p>
            <text:p text:style-name="P27">4</text:p>
          </table:table-cell>
          <table:table-cell table:style-name="TableCell28">
            <text:p text:style-name="P29">I definitely can</text:p>
            <text:p text:style-name="P30">5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 table:number-columns-spanned="2">
            <text:p text:style-name="P35"/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Standard">1. I understand default chain policy and can manipulate it with iptables commands.</text:p>
          </table:table-cell>
          <table:table-cell table:style-name="TableCell42" table:number-columns-spanned="2">
            <text:p text:style-name="P43"/>
          </table:table-cell>
          <table:covered-table-cell/>
          <table:table-cell table:style-name="TableCell44" table:number-columns-spanned="2">
            <text:p text:style-name="P45"/>
          </table:table-cell>
          <table:covered-table-cell/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Standard">2. I can append a firewall rule to a chain.</text:p>
          </table:table-cell>
          <table:table-cell table:style-name="TableCell50" table:number-columns-spanned="2">
            <text:p text:style-name="P51"/>
          </table:table-cell>
          <table:covered-table-cell/>
          <table:table-cell table:style-name="TableCell52" table:number-columns-spanned="2">
            <text:p text:style-name="P53"/>
          </table:table-cell>
          <table:covered-table-cell/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Standard">3. I can delete a firewall rule from a chain.</text:p>
          </table:table-cell>
          <table:table-cell table:style-name="TableCell58" table:number-columns-spanned="2">
            <text:p text:style-name="P59"/>
          </table:table-cell>
          <table:covered-table-cell/>
          <table:table-cell table:style-name="TableCell60" table:number-columns-spanned="2">
            <text:p text:style-name="P61"/>
          </table:table-cell>
          <table:covered-table-cell/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Standard">4. I understand the difference between a statefull and stateless firewall.</text:p>
          </table: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2">
            <text:p text:style-name="P69"/>
          </table:table-cell>
          <table:covered-table-cell/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Standard"/>
          </table:table-cell>
          <table:table-cell table:style-name="TableCell74" table:number-columns-spanned="2">
            <text:p text:style-name="P75"/>
          </table:table-cell>
          <table:covered-table-cell/>
          <table:table-cell table:style-name="TableCell76" table:number-columns-spanned="2">
            <text:p text:style-name="P77"/>
          </table:table-cell>
          <table:covered-table-cell/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Standard"/>
          </table:table-cell>
          <table:table-cell table:style-name="TableCell82" table:number-columns-spanned="2">
            <text:p text:style-name="P83"/>
          </table:table-cell>
          <table:covered-table-cell/>
          <table:table-cell table:style-name="TableCell84" table:number-columns-spanned="2">
            <text:p text:style-name="P85"/>
          </table:table-cell>
          <table:covered-table-cell/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Standard"/>
          </table:table-cell>
          <table:table-cell table:style-name="TableCell90" table:number-columns-spanned="2">
            <text:p text:style-name="P91"/>
          </table:table-cell>
          <table:covered-table-cell/>
          <table:table-cell table:style-name="TableCell92" table:number-columns-spanned="2">
            <text:p text:style-name="P93"/>
          </table:table-cell>
          <table:covered-table-cell/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<text:s text:c="64"/></text:span><text:span text:style-name="T100"><text:s text:c="31"/>Competence</text:span></text:p>
          </table:table-cell>
          <table:table-cell table:style-name="TableCell101" table:number-columns-spanned="2">
            <text:p text:style-name="P102"/>
          </table:table-cell>
          <table:covered-table-cell/>
          <table:table-cell table:style-name="TableCell103" table:number-columns-spanned="2">
            <text:p text:style-name="P104"/>
          </table:table-cell>
          <table:covered-table-cell/>
          <table:table-cell table:style-name="TableCell105">
            <text:p text:style-name="P10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Tahoma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MatthewCalvert" style:display-name="Matthew Calvert" style:family="text" style:parent-style-name="DefaultParagraphFont">
      <style:text-properties style:font-name="Arial" style:font-name-asian="Arial" style:font-name-complex="Arial" fo:color="#00008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8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e/Post Survey Items</dc:title>
    <meta:initial-creator>Matt</meta:initial-creator>
    <dc:creator>Scott</dc:creator>
    <meta:creation-date>2017-03-09T11:34:00Z</meta:creation-date>
    <dc:date>2017-03-09T11:34:00Z</dc:date>
    <meta:print-date>2008-06-03T13:3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110" meta:character-count="740" meta:row-count="5" meta:non-whitespace-character-count="631"/>
  </office:meta>
</office:document-meta>
</file>